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-loss" table:style-name="ta1">
        <table:shapes>
          <draw:frame draw:z-index="0" draw:style-name="gr1" draw:text-style-name="P1" svg:width="6.2988in" svg:height="3.5429in" svg:x="1.2583in" svg:y="2.7894in">
            <draw:object draw:notify-on-update-of-ranges="'accuracy-loss'.A3:'accuracy-loss'.A12 'accuracy-loss'.D1:'accuracy-loss'.D2 'accuracy-loss'.D3:'accuracy-loss'.D12 'accuracy-loss'.G1:'accuracy-loss'.G2 'accuracy-loss'.G3:'accuracy-loss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453in" svg:x="9.9913in" svg:y="1.7358in">
            <draw:object draw:notify-on-update-of-ranges="'accuracy-loss'.A3:'accuracy-loss'.A13 'accuracy-loss'.B1:'accuracy-loss'.B2 'accuracy-loss'.B3:'accuracy-loss'.B13 'accuracy-loss'.C1:'accuracy-loss'.C2 'accuracy-loss'.C3:'accuracy-loss'.C13 'accuracy-loss'.E1:'accuracy-loss'.E2 'accuracy-loss'.E3:'accuracy-loss'.E13 'accuracy-loss'.F1:'accuracy-loss'.F2 'accuracy-loss'.F3:'accuracy-loss'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number-columns-repeated="3" table:style-name="ce1" office:value-type="string" calcext:value-type="string">
            <text:p>Integrate</text:p>
          </table:table-cell>
          <table:table-cell table:number-columns-repeated="3" table:style-name="ce1" office:value-type="string" calcext:value-type="string">
            <text:p>Naï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0.46" calcext:value-type="float">
            <text:p>0.46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29" calcext:value-type="float">
            <text:p>0.29</text:p>
          </table:table-cell>
          <table:table-cell office:value-type="float" office:value="0.36" calcext:value-type="float">
            <text:p>0.3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41" calcext:value-type="float">
            <text:p>0.41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  <table:table-cell office:value-type="float" office:value="0.45" calcext:value-type="float">
            <text:p>0.45</text:p>
          </table:table-cell>
          <table:table-cell office:value-type="float" office:value="0.87" calcext:value-type="float">
            <text:p>0.87</text:p>
          </table:table-cell>
          <table:table-cell office:value-type="float" office:value="0.22" calcext:value-type="float">
            <text:p>0.22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" calcext:value-type="float">
            <text:p>0.11</text:p>
          </table:table-cell>
          <table:table-cell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</table:table>
      <table:table table:name="dataset-stats" table:style-name="ta1">
        <table:shapes>
          <draw:frame draw:z-index="0" draw:style-name="gr1" draw:text-style-name="P1" svg:width="6.2331in" svg:height="3.0323in" svg:x="2.6992in" svg:y="0.272in">
            <draw:object draw:notify-on-update-of-ranges="'dataset-stats'.A2:'dataset-stats'.A4 'dataset-stats'.B1:'dataset-stats'.B1 'dataset-stats'.B2:'dataset-stats'.B4 'dataset-stats'.C1:'dataset-stats'.C1 'dataset-stats'.C2:'dataset-stats'.C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2094" calcext:value-type="float">
            <text:p>209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579" calcext:value-type="float">
            <text:p>57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779" calcext:value-type="float">
            <text:p>779</text:p>
          </table:table-cell>
          <table:table-cell office:value-type="float" office:value="196" calcext:value-type="float">
            <text:p>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4T14:43:26.796000000</meta:creation-date>
    <dc:date>2023-07-12T12:58:22.006000000</dc:date>
    <meta:editing-duration>P3DT9H49M3S</meta:editing-duration>
    <meta:editing-cycles>2</meta:editing-cycles>
    <meta:generator>LibreOffice/7.4.5.1$Windows_X86_64 LibreOffice_project/9c0871452b3918c1019dde9bfac75448afc4b57f</meta:generator>
    <meta:document-statistic meta:table-count="2" meta:cell-count="9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Naïve vs. Integrated Accuracy Over Time</text:p>
        </chart:title>
        <chart:legend chart:legend-position="end" svg:x="11.746cm" svg:y="3.952cm" style:legend-expansion="high" chart:style-name="ch3"/>
        <chart:plot-area chart:style-name="ch4" table:cell-range-address="'accuracy-loss'.A3:'accuracy-loss'.A12 'accuracy-loss'.D1:'accuracy-loss'.D12 'accuracy-loss'.G1:'accuracy-loss'.G12" chart:data-source-has-labels="both" svg:x="1.331cm" svg:y="1.275cm" svg:width="10.095cm" svg:height="6.564cm">
          <chart:coordinate-region svg:x="2.243cm" svg:y="1.475cm" svg:width="8.996cm" svg:height="5.718cm"/>
          <chart:axis chart:dimension="x" chart:name="primary-x" chart:style-name="ch5" chartooo:axis-type="auto">
            <chartooo:date-scale/>
            <chart:title svg:x="5.858cm" svg:y="8.019cm" chart:style-name="ch6">
              <text:p>Epoch</text:p>
            </chart:title>
            <chart:categories table:cell-range-address="'accuracy-loss'.A3:'accuracy-loss'.A12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accuracy-loss'.D3:'accuracy-loss'.D12" chart:label-cell-address="'accuracy-loss'.D1:'accuracy-loss'.D2" chart:class="chart:line">
            <chart:data-point chart:repeated="10"/>
          </chart:series>
          <chart:series chart:style-name="ch10" chart:values-cell-range-address="'accuracy-loss'.G3:'accuracy-loss'.G12" chart:label-cell-address="'accuracy-loss'.G1:'accuracy-loss'.G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rate Accuracy</text:p>
                <text:list>
                  <text:list-item>
                    <text:p>Integrate</text:p>
                  </text:list-item>
                  <text:list-item>
                    <text:p>Accuracy</text:p>
                  </text:list-item>
                </text:list>
                <draw:g>
                  <svg:desc>'accuracy-loss'.D1:'accuracy-loss'.D2</svg:desc>
                </draw:g>
              </table:table-cell>
              <table:table-cell office:value-type="string">
                <text:p>Naïve Accuracy</text:p>
                <text:list>
                  <text:list-item>
                    <text:p>Naïve</text:p>
                  </text:list-item>
                  <text:list-item>
                    <text:p>Accuracy</text:p>
                  </text:list-item>
                </text:list>
                <draw:g>
                  <svg:desc>'accuracy-loss'.G1:'accuracy-loss'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ccuracy-loss'.A3:'accuracy-loss'.A12</svg:desc>
                </draw:g>
              </table:table-cell>
              <table:table-cell office:value-type="float" office:value="0.82">
                <text:p>0.82</text:p>
                <draw:g>
                  <svg:desc>'accuracy-loss'.D3:'accuracy-loss'.D12</svg:desc>
                </draw:g>
              </table:table-cell>
              <table:table-cell office:value-type="float" office:value="0.79">
                <text:p>0.79</text:p>
                <draw:g>
                  <svg:desc>'accuracy-loss'.G3:'accuracy-loss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4.068cm" svg:y="0.316cm" chart:style-name="ch2">
          <text:p>Training and Validation Loss over Time</text:p>
        </chart:title>
        <chart:legend chart:legend-position="end" svg:x="10.849cm" svg:y="3.457cm" style:legend-expansion="high" chart:style-name="ch3"/>
        <chart:plot-area chart:style-name="ch4" table:cell-range-address="'accuracy-loss'.A3:'accuracy-loss'.C13 'accuracy-loss'.B1:'accuracy-loss'.C2 'accuracy-loss'.E1:'accuracy-loss'.F13" chart:data-source-has-labels="both" svg:x="1.331cm" svg:y="1.275cm" svg:width="9.198cm" svg:height="6.57cm">
          <chart:coordinate-region svg:x="2.058cm" svg:y="1.474cm" svg:width="8.471cm" svg:height="5.724cm"/>
          <chart:axis chart:dimension="x" chart:name="primary-x" chart:style-name="ch5" chartooo:axis-type="auto">
            <chartooo:date-scale/>
            <chart:title svg:x="5.41cm" svg:y="8.025cm" chart:style-name="ch6">
              <text:p>Epoch</text:p>
            </chart:title>
            <chart:categories table:cell-range-address="'accuracy-loss'.A3:'accuracy-loss'.A13"/>
          </chart:axis>
          <chart:axis chart:dimension="y" chart:name="primary-y" chart:style-name="ch5">
            <chart:title svg:x="0.451cm" svg:y="4.961cm" chart:style-name="ch7">
              <text:p>Loss</text:p>
            </chart:title>
            <chart:grid chart:style-name="ch8" chart:class="major"/>
          </chart:axis>
          <chart:series chart:style-name="ch9" chart:values-cell-range-address="'accuracy-loss'.B3:'accuracy-loss'.B13" chart:label-cell-address="'accuracy-loss'.B1:'accuracy-loss'.B2" chart:class="chart:line">
            <chart:data-point chart:repeated="11"/>
          </chart:series>
          <chart:series chart:style-name="ch10" chart:values-cell-range-address="'accuracy-loss'.C3:'accuracy-loss'.C13" chart:label-cell-address="'accuracy-loss'.C1:'accuracy-loss'.C2" chart:class="chart:line">
            <chart:data-point chart:repeated="11"/>
          </chart:series>
          <chart:series chart:style-name="ch11" chart:values-cell-range-address="'accuracy-loss'.E3:'accuracy-loss'.E13" chart:label-cell-address="'accuracy-loss'.E1:'accuracy-loss'.E2" chart:class="chart:line">
            <chart:data-point chart:repeated="11"/>
          </chart:series>
          <chart:series chart:style-name="ch12" chart:values-cell-range-address="'accuracy-loss'.F3:'accuracy-loss'.F13" chart:label-cell-address="'accuracy-loss'.F1:'accuracy-loss'.F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rate Training Loss</text:p>
                <text:list>
                  <text:list-item>
                    <text:p>Integrate</text:p>
                  </text:list-item>
                  <text:list-item>
                    <text:p>Training Loss</text:p>
                  </text:list-item>
                </text:list>
                <draw:g>
                  <svg:desc>'accuracy-loss'.B1:'accuracy-loss'.B2</svg:desc>
                </draw:g>
              </table:table-cell>
              <table:table-cell office:value-type="string">
                <text:p>Integrate Validation Loss</text:p>
                <text:list>
                  <text:list-item>
                    <text:p>Integrate</text:p>
                  </text:list-item>
                  <text:list-item>
                    <text:p>Validation Loss</text:p>
                  </text:list-item>
                </text:list>
                <draw:g>
                  <svg:desc>'accuracy-loss'.C1:'accuracy-loss'.C2</svg:desc>
                </draw:g>
              </table:table-cell>
              <table:table-cell office:value-type="string">
                <text:p>Naïve Training Loss</text:p>
                <text:list>
                  <text:list-item>
                    <text:p>Naïve</text:p>
                  </text:list-item>
                  <text:list-item>
                    <text:p>Training Loss</text:p>
                  </text:list-item>
                </text:list>
                <draw:g>
                  <svg:desc>'accuracy-loss'.E1:'accuracy-loss'.E2</svg:desc>
                </draw:g>
              </table:table-cell>
              <table:table-cell office:value-type="string">
                <text:p>Naïve Validation Loss</text:p>
                <text:list>
                  <text:list-item>
                    <text:p>Naïve</text:p>
                  </text:list-item>
                  <text:list-item>
                    <text:p>Validation Loss</text:p>
                  </text:list-item>
                </text:list>
                <draw:g>
                  <svg:desc>'accuracy-loss'.F1:'accuracy-los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ccuracy-loss'.A3:'accuracy-loss'.A13</svg:desc>
                </draw:g>
              </table:table-cell>
              <table:table-cell office:value-type="float" office:value="0.68">
                <text:p>0.68</text:p>
                <draw:g>
                  <svg:desc>'accuracy-loss'.B3:'accuracy-loss'.B13</svg:desc>
                </draw:g>
              </table:table-cell>
              <table:table-cell office:value-type="float" office:value="0.44">
                <text:p>0.44</text:p>
                <draw:g>
                  <svg:desc>'accuracy-loss'.C3:'accuracy-loss'.C13</svg:desc>
                </draw:g>
              </table:table-cell>
              <table:table-cell office:value-type="float" office:value="0.67">
                <text:p>0.67</text:p>
                <draw:g>
                  <svg:desc>'accuracy-loss'.E3:'accuracy-loss'.E13</svg:desc>
                </draw:g>
              </table:table-cell>
              <table:table-cell office:value-type="float" office:value="0.46">
                <text:p>0.46</text:p>
                <draw:g>
                  <svg:desc>'accuracy-loss'.F3:'accuracy-loss'.F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1">
                <text:p>0.41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">
                <text:p>0.27</text:p>
              </table:table-cell>
              <table:table-cell office:value-type="float" office:value="0.35">
                <text:p>0.35</text:p>
              </table:table-cell>
              <table:table-cell office:value-type="float" office:value="0.29">
                <text:p>0.2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0.34">
                <text:p>0.34</text:p>
              </table:table-cell>
              <table:table-cell office:value-type="float" office:value="0.26">
                <text:p>0.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24">
                <text:p>0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45">
                <text:p>0.45</text:p>
              </table:table-cell>
              <table:table-cell office:value-type="float" office:value="0.22">
                <text:p>0.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0.48">
                <text:p>0.48</text:p>
              </table:table-cell>
              <table:table-cell office:value-type="float" office:value="0.21">
                <text:p>0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54">
                <text:p>0.54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59">
                <text:p>0.59</text:p>
              </table:table-cell>
              <table:table-cell office:value-type="float" office:value="0.2">
                <text:p>0.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center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6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33cm" svg:height="7.703cm" xlink:href=".." xlink:type="simple" chart:class="chart:ring" chart:style-name="ch1">
        <chart:title svg:x="5.533cm" svg:y="0.521cm" chart:style-name="ch2">
          <text:p>Split of Review Polarity</text:p>
        </chart:title>
        <chart:subtitle svg:x="10.107cm" svg:y="6.862cm" chart:style-name="ch3">
          <text:p>(Training data is on the outside)</text:p>
        </chart:subtitle>
        <chart:legend chart:legend-position="end" svg:x="13.782cm" svg:y="3.054cm" style:legend-expansion="high" chart:style-name="ch4"/>
        <chart:plot-area chart:style-name="ch5" table:cell-range-address="'dataset-stats'.A2:'dataset-stats'.C4 'dataset-stats'.B1:'dataset-stats'.C1" chart:data-source-has-labels="both" svg:x="2.977cm" svg:y="1.557cm" svg:width="9.141cm" svg:height="5.48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2.977cm" svg:y="1.557cm" svg:width="9.142cm" svg:height="5.485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'dataset-stats'.A2:'dataset-stats'.A4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dataset-stats'.B2:'dataset-stats'.B4" chart:label-cell-address="'dataset-stats'.B1:'dataset-stats'.B1" chart:class="chart:circle">
            <chart:data-point chart:style-name="ch10"/>
            <chart:data-point chart:style-name="ch11"/>
            <chart:data-point chart:style-name="ch12"/>
          </chart:series>
          <chart:series chart:style-name="ch13" chart:values-cell-range-address="'dataset-stats'.C2:'dataset-stats'.C4" chart:label-cell-address="'dataset-stats'.C1:'dataset-stats'.C1" chart:class="chart:circle"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'dataset-stats'.B1:'dataset-stats'.B1</svg:desc>
                </draw:g>
              </table:table-cell>
              <table:table-cell office:value-type="string">
                <text:p>test</text:p>
                <draw:g>
                  <svg:desc>'dataset-stats'.C1:'dataset-sta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tive</text:p>
                <draw:g>
                  <svg:desc>'dataset-stats'.A2:'dataset-stats'.A4</svg:desc>
                </draw:g>
              </table:table-cell>
              <table:table-cell office:value-type="float" office:value="2094">
                <text:p>2094</text:p>
                <draw:g>
                  <svg:desc>'dataset-stats'.B2:'dataset-stats'.B4</svg:desc>
                </draw:g>
              </table:table-cell>
              <table:table-cell office:value-type="float" office:value="728">
                <text:p>728</text:p>
                <draw:g>
                  <svg:desc>'dataset-stats'.C2:'dataset-stats'.C4</svg:desc>
                </draw:g>
              </table:table-cell>
            </table:table-row>
            <table:table-row>
              <table:table-cell office:value-type="string">
                <text:p>neutral</text:p>
              </table:table-cell>
              <table:table-cell office:value-type="float" office:value="579">
                <text:p>5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negative</text:p>
              </table:table-cell>
              <table:table-cell office:value-type="float" office:value="779">
                <text:p>779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